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 fo:min-height="2.444cm" fo:min-width="2.29cm"/>
    </style:style>
    <style:style style:name="gr4" style:family="graphic" style:parent-style-name="standard">
      <style:graphic-properties svg:stroke-color="#069a2e" draw:fill="none" draw:textarea-horizontal-align="justify" draw:textarea-vertical-align="middle" draw:auto-grow-height="false" fo:min-height="1.967cm" fo:min-width="1.69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65cm" svg:height="0.265cm" svg:x="8.58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8.585cm" svg:y="8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9.58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0.58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9.585cm" svg:y="8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0.585cm" svg:y="8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8.585cm" svg:y="9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8.585cm" svg:y="1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8.585cm" svg:y="1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9.585cm" svg:y="9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10.585cm" svg:y="9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9.585cm" svg:y="1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0.585cm" svg:y="1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9.585cm" svg:y="1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0.585cm" svg:y="1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1.58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2.58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1.585cm" svg:y="8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2.585cm" svg:y="8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1.585cm" svg:y="9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2.585cm" svg:y="9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1.585cm" svg:y="1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2.585cm" svg:y="1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1.585cm" svg:y="1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265cm" svg:x="12.585cm" svg:y="1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9cm" svg:height="2.694cm" svg:x="9.344cm" svg:y="8.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cm" svg:height="2.453cm" svg:x="8.502cm" svg:y="7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43cm" svg:height="2.453cm" svg:x="9.503cm" svg:y="7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43cm" svg:height="2.453cm" svg:x="10.503cm" svg:y="7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43cm" svg:height="2.453cm" svg:x="10.504cm" svg:y="8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43cm" svg:height="2.453cm" svg:x="10.505cm" svg:y="9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43cm" svg:height="2.453cm" svg:x="9.506cm" svg:y="9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43cm" svg:height="2.453cm" svg:x="8.507cm" svg:y="9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43cm" svg:height="2.453cm" svg:x="8.508cm" svg:y="8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06:25:46.523743968</meta:creation-date>
    <dc:date>2021-05-11T06:33:31.561759599</dc:date>
    <meta:editing-duration>PT7M47S</meta:editing-duration>
    <meta:editing-cycles>1</meta:editing-cycles>
    <meta:generator>LibreOffice/6.4.6.2$Linux_X86_64 LibreOffice_project/40$Build-2</meta:generator>
    <meta:document-statistic meta:object-count="34"/>
  </office:meta>
</office:document-meta>
</file>